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8"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8"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8"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Title">
      <style:text-properties officeooo:rsid="002513d0" officeooo:paragraph-rsid="000df959"/>
    </style:style>
    <style:style style:name="P5" style:family="paragraph" style:parent-style-name="Title">
      <style:text-properties officeooo:rsid="0035feb9" officeooo:paragraph-rsid="0035feb9"/>
    </style:style>
    <style:style style:name="P6" style:family="paragraph" style:parent-style-name="ByLine">
      <style:text-properties officeooo:rsid="002bb753" officeooo:paragraph-rsid="000eeb11"/>
    </style:style>
    <style:style style:name="P7" style:family="paragraph" style:parent-style-name="ByLine">
      <style:text-properties officeooo:rsid="000eeb11" officeooo:paragraph-rsid="000eeb11"/>
    </style:style>
    <style:style style:name="P8" style:family="paragraph" style:parent-style-name="Calibri">
      <style:text-properties style:font-name="Calibri3" officeooo:paragraph-rsid="000f6b11"/>
    </style:style>
    <style:style style:name="P9" style:family="paragraph" style:parent-style-name="Standard">
      <style:paragraph-properties fo:text-align="center" style:justify-single-word="false"/>
      <style:text-properties style:font-name="Calibri3" officeooo:paragraph-rsid="000f6b11"/>
    </style:style>
    <style:style style:name="P10" style:family="paragraph" style:parent-style-name="Standard">
      <style:paragraph-properties fo:text-align="center" style:justify-single-word="false"/>
      <style:text-properties style:font-name="Calibri3" fo:font-size="10pt" officeooo:paragraph-rsid="000f6b11" style:font-size-asian="10pt"/>
    </style:style>
    <style:style style:name="P11"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12"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3"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14" style:family="paragraph" style:parent-style-name="Standard">
      <style:paragraph-properties fo:text-align="start" style:justify-single-word="false" style:snap-to-layout-grid="false"/>
      <style:text-properties style:font-name="Calibri3" fo:font-size="10pt" officeooo:rsid="003b515b" officeooo:paragraph-rsid="003b515b" style:font-size-asian="10pt"/>
    </style:style>
    <style:style style:name="P15" style:family="paragraph" style:parent-style-name="Standard">
      <style:paragraph-properties fo:text-align="center" style:justify-single-word="false" style:snap-to-layout-grid="false"/>
      <style:text-properties style:font-name="Calibri3" fo:font-size="10pt" officeooo:rsid="00418db9" officeooo:paragraph-rsid="00418db9" style:font-size-asian="10pt"/>
    </style:style>
    <style:style style:name="P16" style:family="paragraph" style:parent-style-name="Standard">
      <style:paragraph-properties fo:text-align="start" style:justify-single-word="false" style:snap-to-layout-grid="false"/>
      <style:text-properties style:font-name="Calibri3" fo:font-size="10pt" officeooo:rsid="00418db9" officeooo:paragraph-rsid="00418db9" style:font-size-asian="10pt"/>
    </style:style>
    <style:style style:name="P17" style:family="paragraph" style:parent-style-name="Standard">
      <style:paragraph-properties fo:text-align="start" style:justify-single-word="false" style:snap-to-layout-grid="false"/>
      <style:text-properties style:font-name="Calibri3" fo:font-size="10pt" officeooo:rsid="0048733d" officeooo:paragraph-rsid="0048733d" style:font-size-asian="10pt"/>
    </style:style>
    <style:style style:name="P18" style:family="paragraph" style:parent-style-name="Standard">
      <style:paragraph-properties fo:text-align="start" style:justify-single-word="false" style:snap-to-layout-grid="false"/>
      <style:text-properties style:font-name="Calibri3" fo:font-size="10pt" officeooo:rsid="0044e34b" officeooo:paragraph-rsid="004a3595" style:font-size-asian="10pt"/>
    </style:style>
    <style:style style:name="P19" style:family="paragraph" style:parent-style-name="Standard">
      <style:paragraph-properties fo:text-align="start" style:justify-single-word="false" style:snap-to-layout-grid="false"/>
      <style:text-properties style:font-name="Calibri3" fo:font-size="10pt" officeooo:rsid="004c99e1" officeooo:paragraph-rsid="004c99e1" style:font-size-asian="10pt"/>
    </style:style>
    <style:style style:name="P20" style:family="paragraph" style:parent-style-name="Standard">
      <style:paragraph-properties fo:text-align="center" style:justify-single-word="false" style:snap-to-layout-grid="false"/>
      <style:text-properties style:font-name="Calibri3" fo:font-size="10pt" officeooo:rsid="004e353e" officeooo:paragraph-rsid="004e353e" style:font-size-asian="10pt"/>
    </style:style>
    <style:style style:name="P21" style:family="paragraph" style:parent-style-name="Standard">
      <style:paragraph-properties fo:text-align="start" style:justify-single-word="false" style:snap-to-layout-grid="false"/>
      <style:text-properties style:font-name="Calibri3" fo:font-size="10pt" officeooo:rsid="004e353e" officeooo:paragraph-rsid="004e353e" style:font-size-asian="10pt"/>
    </style:style>
    <style:style style:name="P22" style:family="paragraph" style:parent-style-name="Standard">
      <style:paragraph-properties fo:text-align="center" style:justify-single-word="false" style:snap-to-layout-grid="false"/>
      <style:text-properties style:font-name="Calibri3" fo:font-size="10pt" officeooo:rsid="004ee9df" officeooo:paragraph-rsid="004ee9df" style:font-size-asian="10pt"/>
    </style:style>
    <style:style style:name="P23" style:family="paragraph" style:parent-style-name="Standard">
      <style:paragraph-properties fo:text-align="start" style:justify-single-word="false" style:snap-to-layout-grid="false"/>
      <style:text-properties style:font-name="Calibri3" fo:font-size="10pt" officeooo:rsid="004ee9df" officeooo:paragraph-rsid="004ee9df" style:font-size-asian="10pt"/>
    </style:style>
    <style:style style:name="P24" style:family="paragraph" style:parent-style-name="Standard">
      <style:paragraph-properties fo:text-align="start" style:justify-single-word="false" style:snap-to-layout-grid="false"/>
      <style:text-properties style:font-name="Calibri3" fo:font-size="10pt" officeooo:rsid="004f317d" officeooo:paragraph-rsid="004f317d" style:font-size-asian="10pt"/>
    </style:style>
    <style:style style:name="P25"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26" style:family="paragraph" style:parent-style-name="Standard">
      <style:paragraph-properties fo:text-align="start" style:justify-single-word="false" style:snap-to-layout-grid="false"/>
      <style:text-properties style:font-name="Calibri3" fo:font-size="10pt" fo:font-weight="bold" officeooo:rsid="003b515b" officeooo:paragraph-rsid="003b515b" style:font-size-asian="10pt" style:font-weight-asian="bold" style:font-weight-complex="bold"/>
    </style:style>
    <style:style style:name="P27" style:family="paragraph" style:parent-style-name="Standard">
      <style:paragraph-properties fo:text-align="start" style:justify-single-word="false" style:snap-to-layout-grid="false"/>
      <style:text-properties style:font-name="Calibri3" fo:font-size="10pt" fo:font-weight="bold" officeooo:rsid="003b515b" officeooo:paragraph-rsid="00418db9" style:font-size-asian="10pt" style:font-weight-asian="bold" style:font-weight-complex="bold"/>
    </style:style>
    <style:style style:name="P28" style:family="paragraph" style:parent-style-name="Standard">
      <style:paragraph-properties fo:text-align="start" style:justify-single-word="false" style:snap-to-layout-grid="false"/>
      <style:text-properties style:font-name="Calibri3" fo:font-size="10pt" fo:font-weight="bold" officeooo:rsid="003b515b" officeooo:paragraph-rsid="004ee9df" style:font-size-asian="10pt" style:font-weight-asian="bold" style:font-weight-complex="bold"/>
    </style:style>
    <style:style style:name="P29" style:family="paragraph" style:parent-style-name="Standard">
      <style:paragraph-properties fo:text-align="center" style:justify-single-word="false" style:snap-to-layout-grid="false"/>
      <style:text-properties style:font-name="Calibri3" fo:font-size="10pt" fo:font-weight="bold" officeooo:rsid="0020cefd" officeooo:paragraph-rsid="000f6b11" style:font-size-asian="10pt" style:font-weight-asian="bold" style:font-weight-complex="bold"/>
    </style:style>
    <style:style style:name="P30" style:family="paragraph" style:parent-style-name="Standard">
      <style:text-properties fo:language="en" fo:country="CA" fo:font-style="italic" officeooo:rsid="0036a1e6" officeooo:paragraph-rsid="0036a1e6" style:language-asian="en" style:country-asian="CA" style:font-style-asian="italic" style:font-style-complex="normal"/>
    </style:style>
    <style:style style:name="P31" style:family="paragraph" style:parent-style-name="Standard">
      <style:text-properties fo:language="en" fo:country="CA" fo:font-style="italic" officeooo:rsid="0036a1e6" officeooo:paragraph-rsid="003eafea" style:language-asian="en" style:country-asian="CA" style:font-style-asian="italic" style:font-style-complex="normal"/>
    </style:style>
    <style:style style:name="P32" style:family="paragraph" style:parent-style-name="Standard">
      <style:text-properties fo:language="en" fo:country="CA" fo:font-style="italic" officeooo:rsid="0036a1e6" officeooo:paragraph-rsid="004f317d" style:language-asian="en" style:country-asian="CA" style:font-style-asian="italic" style:font-style-complex="normal"/>
    </style:style>
    <style:style style:name="P33" style:family="paragraph" style:parent-style-name="Standard">
      <style:text-properties fo:language="en" fo:country="CA" fo:font-style="italic" officeooo:rsid="00394f51" officeooo:paragraph-rsid="00394f51" style:language-asian="en" style:country-asian="CA" style:font-style-asian="italic" style:font-style-complex="normal"/>
    </style:style>
    <style:style style:name="P34" style:family="paragraph" style:parent-style-name="Standard">
      <style:text-properties fo:language="en" fo:country="CA" fo:font-style="italic" officeooo:rsid="003eafea" officeooo:paragraph-rsid="003eafea" style:language-asian="en" style:country-asian="CA" style:font-style-asian="italic" style:font-style-complex="normal"/>
    </style:style>
    <style:style style:name="P35" style:family="paragraph" style:parent-style-name="Standard">
      <style:text-properties fo:language="en" fo:country="CA" fo:font-style="italic" officeooo:rsid="003eafea" officeooo:paragraph-rsid="004079b6" style:language-asian="en" style:country-asian="CA" style:font-style-asian="italic" style:font-style-complex="normal"/>
    </style:style>
    <style:style style:name="P36" style:family="paragraph" style:parent-style-name="Standard">
      <style:text-properties fo:language="en" fo:country="CA" fo:font-style="italic" officeooo:rsid="003eafea" officeooo:paragraph-rsid="0048afea" style:language-asian="en" style:country-asian="CA" style:font-style-asian="italic" style:font-style-complex="normal"/>
    </style:style>
    <style:style style:name="P37" style:family="paragraph" style:parent-style-name="Standard">
      <style:text-properties fo:language="en" fo:country="CA" fo:font-style="italic" officeooo:rsid="003eafea" officeooo:paragraph-rsid="004e353e" style:language-asian="en" style:country-asian="CA" style:font-style-asian="italic" style:font-style-complex="normal"/>
    </style:style>
    <style:style style:name="P38" style:family="paragraph" style:parent-style-name="Standard">
      <style:text-properties fo:language="en" fo:country="CA" fo:font-style="italic" officeooo:rsid="004079b6" officeooo:paragraph-rsid="004079b6" style:language-asian="en" style:country-asian="CA" style:font-style-asian="italic" style:font-style-complex="normal"/>
    </style:style>
    <style:style style:name="P39" style:family="paragraph" style:parent-style-name="Standard">
      <style:text-properties fo:language="en" fo:country="CA" fo:font-style="italic" officeooo:rsid="004f317d" officeooo:paragraph-rsid="004f317d" style:language-asian="en" style:country-asian="CA" style:font-style-asian="italic" style:font-style-complex="normal"/>
    </style:style>
    <style:style style:name="P40" style:family="paragraph" style:parent-style-name="Standard">
      <style:text-properties fo:language="en" fo:country="CA" fo:font-style="normal" officeooo:rsid="0036a1e6" officeooo:paragraph-rsid="0036a1e6" style:language-asian="en" style:country-asian="CA" style:font-style-asian="normal" style:font-style-complex="normal"/>
    </style:style>
    <style:style style:name="P41" style:family="paragraph" style:parent-style-name="Standard">
      <style:text-properties fo:language="en" fo:country="CA" fo:font-style="normal" officeooo:rsid="00372217" officeooo:paragraph-rsid="0036a1e6" style:language-asian="en" style:country-asian="CA" style:font-style-asian="normal" style:font-style-complex="normal"/>
    </style:style>
    <style:style style:name="P42" style:family="paragraph" style:parent-style-name="Standard">
      <style:text-properties fo:language="en" fo:country="CA" fo:font-style="normal" officeooo:rsid="0044e34b" officeooo:paragraph-rsid="0044e34b" style:language-asian="en" style:country-asian="CA" style:font-style-asian="normal" style:font-style-complex="normal"/>
    </style:style>
    <style:style style:name="P43" style:family="paragraph" style:parent-style-name="Standard">
      <style:text-properties fo:language="en" fo:country="CA" fo:font-style="normal" officeooo:rsid="0048733d" officeooo:paragraph-rsid="0048733d" style:language-asian="en" style:country-asian="CA" style:font-style-asian="normal" style:font-style-complex="normal"/>
    </style:style>
    <style:style style:name="P44" style:family="paragraph" style:parent-style-name="Standard">
      <style:text-properties fo:language="en" fo:country="CA" fo:font-style="normal" officeooo:rsid="003eafea" officeooo:paragraph-rsid="0048733d" style:language-asian="en" style:country-asian="CA" style:font-style-asian="normal" style:font-style-complex="normal"/>
    </style:style>
    <style:style style:name="P45" style:family="paragraph" style:parent-style-name="Standard">
      <style:text-properties fo:language="en" fo:country="CA" fo:font-style="normal" officeooo:rsid="003eafea" officeooo:paragraph-rsid="003eafea" style:language-asian="en" style:country-asian="CA" style:font-style-asian="normal" style:font-style-complex="normal"/>
    </style:style>
    <style:style style:name="P46" style:family="paragraph" style:parent-style-name="Standard">
      <style:text-properties fo:language="en" fo:country="CA" fo:font-style="normal" officeooo:rsid="003eafea" officeooo:paragraph-rsid="004079b6" style:language-asian="en" style:country-asian="CA" style:font-style-asian="normal" style:font-style-complex="normal"/>
    </style:style>
    <style:style style:name="P47" style:family="paragraph" style:parent-style-name="Standard">
      <style:text-properties fo:language="en" fo:country="CA" fo:font-style="normal" officeooo:rsid="003eafea" officeooo:paragraph-rsid="0048afea" style:language-asian="en" style:country-asian="CA" style:font-style-asian="normal" style:font-style-complex="normal"/>
    </style:style>
    <style:style style:name="P48" style:family="paragraph" style:parent-style-name="Standard">
      <style:text-properties fo:font-size="14pt" fo:language="en" fo:country="CA" fo:font-style="normal" fo:font-weight="bold" officeooo:rsid="0036a1e6" officeooo:paragraph-rsid="0036a1e6" style:font-size-asian="14pt" style:language-asian="en" style:country-asian="CA" style:font-style-asian="normal" style:font-weight-asian="bold" style:font-size-complex="14pt" style:font-style-complex="normal" style:font-weight-complex="bold"/>
    </style:style>
    <style:style style:name="P49" style:family="paragraph" style:parent-style-name="Standard">
      <style:text-properties fo:font-size="14pt" fo:language="en" fo:country="CA" fo:font-style="normal" fo:font-weight="bold" officeooo:rsid="003eafea" officeooo:paragraph-rsid="003eafea" style:font-size-asian="14pt" style:language-asian="en" style:country-asian="CA" style:font-style-asian="normal" style:font-weight-asian="bold" style:font-size-complex="14pt" style:font-style-complex="normal" style:font-weight-complex="bold"/>
    </style:style>
    <style:style style:name="P50" style:family="paragraph" style:parent-style-name="Standard">
      <style:text-properties fo:font-size="14pt" fo:language="en" fo:country="CA" fo:font-style="normal" fo:font-weight="bold" officeooo:rsid="0044e34b" officeooo:paragraph-rsid="0044e34b" style:font-size-asian="14pt" style:language-asian="en" style:country-asian="CA" style:font-style-asian="normal" style:font-weight-asian="bold" style:font-size-complex="14pt" style:font-style-complex="normal" style:font-weight-complex="bold"/>
    </style:style>
    <style:style style:name="P51" style:family="paragraph" style:parent-style-name="Standard">
      <style:text-properties fo:font-size="14pt" fo:language="en" fo:country="CA" fo:font-style="normal" fo:font-weight="bold" officeooo:rsid="0044e34b" officeooo:paragraph-rsid="0048733d" style:font-size-asian="14pt" style:language-asian="en" style:country-asian="CA" style:font-style-asian="normal" style:font-weight-asian="bold" style:font-size-complex="14pt" style:font-style-complex="normal" style:font-weight-complex="bold"/>
    </style:style>
    <style:style style:name="P52" style:family="paragraph" style:parent-style-name="Standard">
      <style:text-properties fo:font-size="14pt" fo:language="en" fo:country="CA" fo:font-style="normal" fo:font-weight="bold" officeooo:rsid="0048733d" officeooo:paragraph-rsid="0048733d" style:font-size-asian="14pt" style:language-asian="en" style:country-asian="CA" style:font-style-asian="normal" style:font-weight-asian="bold" style:font-size-complex="14pt" style:font-style-complex="normal" style:font-weight-complex="bold"/>
    </style:style>
    <style:style style:name="P53" style:family="paragraph" style:parent-style-name="Standard">
      <style:text-properties fo:font-size="14pt" fo:language="en" fo:country="CA" fo:font-style="normal" fo:font-weight="bold" officeooo:rsid="0048afea" officeooo:paragraph-rsid="0048afea" style:font-size-asian="14pt" style:language-asian="en" style:country-asian="CA" style:font-style-asian="normal" style:font-weight-asian="bold" style:font-size-complex="14pt" style:font-style-complex="normal" style:font-weight-complex="bold"/>
    </style:style>
    <style:style style:name="P54" style:family="paragraph" style:parent-style-name="Standard">
      <style:text-properties fo:font-style="italic" officeooo:paragraph-rsid="003eafea" style:font-style-asian="italic" style:font-style-complex="normal"/>
    </style:style>
    <style:style style:name="P55" style:family="paragraph" style:parent-style-name="Standard">
      <style:text-properties fo:font-style="italic" officeooo:rsid="003eafea" officeooo:paragraph-rsid="003eafea" style:font-style-asian="italic" style:font-style-complex="normal"/>
    </style:style>
    <style:style style:name="P56" style:family="paragraph" style:parent-style-name="Standard">
      <style:text-properties fo:font-style="italic" officeooo:paragraph-rsid="004f317d" style:font-style-asian="italic" style:font-style-complex="normal"/>
    </style:style>
    <style:style style:name="P57" style:family="paragraph" style:parent-style-name="Standard">
      <style:text-properties fo:font-style="italic" officeooo:rsid="004f317d" officeooo:paragraph-rsid="004f317d" style:font-style-asian="italic" style:font-style-complex="normal"/>
    </style:style>
    <style:style style:name="P58"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59" style:family="paragraph" style:parent-style-name="Word">
      <style:text-properties fo:font-size="14pt" fo:font-style="normal" fo:font-weight="bold" officeooo:paragraph-rsid="0036a1e6" style:font-size-asian="14pt" style:font-style-asian="normal" style:font-weight-asian="bold" style:font-size-complex="14pt" style:font-style-complex="normal" style:font-weight-complex="bold"/>
    </style:style>
    <style:style style:name="P60" style:family="paragraph" style:parent-style-name="Word">
      <style:text-properties fo:font-size="14pt" fo:font-style="normal" fo:font-weight="bold" officeooo:paragraph-rsid="004f317d" style:font-size-asian="14pt" style:font-style-asian="normal" style:font-weight-asian="bold" style:font-size-complex="14pt" style:font-style-complex="normal" style:font-weight-complex="bold"/>
    </style:style>
    <style:style style:name="P61" style:family="paragraph" style:parent-style-name="Standard" style:master-page-name="Converted1">
      <style:paragraph-properties fo:text-align="center" style:justify-single-word="false" style:page-number="auto"/>
      <style:text-properties style:font-name="Calibri3" fo:font-weight="bold" officeooo:paragraph-rsid="000f6b11" style:font-weight-asian="bold"/>
    </style:style>
    <style:style style:name="P62" style:family="paragraph" style:parent-style-name="Standard">
      <style:text-properties fo:language="en" fo:country="CA" fo:font-style="normal" officeooo:rsid="004f317d" officeooo:paragraph-rsid="004f317d" style:language-asian="en" style:country-asian="CA" style:font-style-asian="normal" style:font-style-complex="normal"/>
    </style:style>
    <style:style style:name="P63" style:family="paragraph" style:parent-style-name="Standard" style:list-style-name="L1">
      <style:text-properties fo:language="en" fo:country="CA" fo:font-style="normal" officeooo:rsid="004f317d" officeooo:paragraph-rsid="004f317d" style:language-asian="en" style:country-asian="CA" style:font-style-asian="normal" style:font-style-complex="normal"/>
    </style:style>
    <style:style style:name="P64" style:family="paragraph" style:parent-style-name="Standard">
      <style:text-properties fo:language="en" fo:country="CA" fo:font-style="normal" officeooo:rsid="004e353e" officeooo:paragraph-rsid="004f317d" style:language-asian="en" style:country-asian="CA" style:font-style-asian="normal" style:font-style-complex="normal"/>
    </style:style>
    <style:style style:name="P65" style:family="paragraph" style:parent-style-name="Standard">
      <style:text-properties fo:language="en" fo:country="CA" fo:font-style="normal" officeooo:rsid="0039b66d" officeooo:paragraph-rsid="004f317d" style:language-asian="en" style:country-asian="CA" style:font-style-asian="normal" style:font-style-complex="normal"/>
    </style:style>
    <style:style style:name="P66" style:family="paragraph" style:parent-style-name="Standard">
      <style:text-properties fo:language="en" fo:country="CA" fo:font-style="normal" officeooo:rsid="00372217" officeooo:paragraph-rsid="004f317d" style:language-asian="en" style:country-asian="CA" style:font-style-asian="normal" style:font-style-complex="normal"/>
    </style:style>
    <style:style style:name="P67" style:family="paragraph" style:parent-style-name="Heading_20_1" style:list-style-name="">
      <style:paragraph-properties fo:margin-left="0cm" fo:margin-right="0cm" fo:text-indent="0cm" style:auto-text-indent="false"/>
      <style:text-properties style:font-name="Calibri3" officeooo:paragraph-rsid="000f6b11"/>
    </style:style>
    <style:style style:name="P68" style:family="paragraph" style:parent-style-name="line" style:master-page-name="First_20_Page">
      <style:paragraph-properties style:page-number="1"/>
    </style:style>
    <style:style style:name="P69" style:family="paragraph" style:parent-style-name="Word" style:master-page-name="Converted2">
      <style:paragraph-properties style:page-number="1"/>
      <style:text-properties fo:font-size="14pt" fo:font-style="normal" fo:font-weight="bold" officeooo:rsid="004f317d" officeooo:paragraph-rsid="004f317d" style:font-size-asian="14pt" style:font-style-asian="normal" style:font-weight-asian="bold" style:font-size-complex="14pt" style:font-style-complex="normal" style:font-weight-complex="bold"/>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officeooo:rsid="00372217" style:font-style-asian="normal"/>
    </style:style>
    <style:style style:name="T7" style:family="text">
      <style:text-properties fo:font-style="normal" officeooo:rsid="0039b66d" style:font-style-asian="normal"/>
    </style:style>
    <style:style style:name="T8" style:family="text">
      <style:text-properties fo:font-style="normal" officeooo:rsid="004079b6" style:font-style-asian="normal"/>
    </style:style>
    <style:style style:name="T9" style:family="text">
      <style:text-properties fo:font-style="normal" officeooo:rsid="004242b3" style:font-style-asian="normal"/>
    </style:style>
    <style:style style:name="T10" style:family="text">
      <style:text-properties fo:font-style="normal" officeooo:rsid="0048afea" style:font-style-asian="normal"/>
    </style:style>
    <style:style style:name="T11" style:family="text">
      <style:text-properties fo:font-style="normal" officeooo:rsid="004e353e" style:font-style-asian="normal"/>
    </style:style>
    <style:style style:name="T12" style:family="text">
      <style:text-properties fo:font-style="normal" style:font-style-asian="normal" style:font-style-complex="italic"/>
    </style:style>
    <style:style style:name="T13" style:family="text">
      <style:text-properties fo:font-style="normal" officeooo:rsid="004e353e" style:font-style-asian="normal" style:font-style-complex="italic"/>
    </style:style>
    <style:style style:name="T14" style:family="text">
      <style:text-properties fo:font-style="normal" officeooo:rsid="004f317d" style:font-style-asian="normal"/>
    </style:style>
    <style:style style:name="T15" style:family="text">
      <style:text-properties officeooo:rsid="0030b718"/>
    </style:style>
    <style:style style:name="T16" style:family="text">
      <style:text-properties fo:font-size="10pt" style:font-size-asian="10pt"/>
    </style:style>
    <style:style style:name="T17" style:family="text">
      <style:text-properties fo:font-size="10pt" fo:font-weight="bold" style:font-size-asian="10pt" style:font-weight-asian="bold"/>
    </style:style>
    <style:style style:name="T18" style:family="text">
      <style:text-properties officeooo:rsid="0024ec3e"/>
    </style:style>
    <style:style style:name="T19" style:family="text">
      <style:text-properties officeooo:rsid="00217078"/>
    </style:style>
    <style:style style:name="T20" style:family="text">
      <style:text-properties fo:font-size="14pt" fo:language="en" fo:country="CA" fo:font-style="normal" fo:font-weight="bold" style:font-size-asian="14pt" style:language-asian="en" style:country-asian="CA" style:font-style-asian="normal" style:font-weight-asian="bold" style:font-size-complex="14pt" style:font-weight-complex="bold"/>
    </style:style>
    <style:style style:name="T21" style:family="text">
      <style:text-properties fo:font-size="14pt" fo:language="en" fo:country="CA" fo:font-style="normal" fo:font-weight="bold" officeooo:rsid="0036a1e6" style:font-size-asian="14pt" style:language-asian="en" style:country-asian="CA" style:font-style-asian="normal" style:font-weight-asian="bold" style:font-size-complex="14pt" style:font-weight-complex="bold"/>
    </style:style>
    <style:style style:name="T22" style:family="text">
      <style:text-properties fo:font-size="14pt" fo:font-style="normal" fo:font-weight="bold" style:font-size-asian="14pt" style:font-style-asian="normal" style:font-weight-asian="bold" style:font-size-complex="14pt" style:font-weight-complex="bold"/>
    </style:style>
    <style:style style:name="T23" style:family="text">
      <style:text-properties fo:font-size="14pt" fo:font-style="normal" fo:font-weight="bold" officeooo:rsid="00394f51" style:font-size-asian="14pt" style:font-style-asian="normal" style:font-weight-asian="bold" style:font-size-complex="14pt" style:font-weight-complex="bold"/>
    </style:style>
    <style:style style:name="T24" style:family="text">
      <style:text-properties fo:font-size="14pt" fo:font-style="normal" fo:font-weight="bold" officeooo:rsid="003eafea" style:font-size-asian="14pt" style:font-style-asian="normal" style:font-weight-asian="bold" style:font-size-complex="14pt" style:font-weight-complex="bold"/>
    </style:style>
    <style:style style:name="T25" style:family="text">
      <style:text-properties fo:font-size="14pt" fo:font-style="normal" fo:font-weight="bold" officeooo:rsid="004f317d" style:font-size-asian="14pt" style:font-style-asian="normal" style:font-weight-asian="bold" style:font-size-complex="14pt" style:font-weight-complex="bold"/>
    </style:style>
    <style:style style:name="T26" style:family="text">
      <style:text-properties fo:language="en" fo:country="CA" fo:font-style="normal" style:language-asian="en" style:country-asian="CA" style:font-style-asian="normal"/>
    </style:style>
    <style:style style:name="T27" style:family="text">
      <style:text-properties fo:language="en" fo:country="CA" fo:font-style="normal" officeooo:rsid="001868b5" style:language-asian="en" style:country-asian="CA" style:font-style-asian="normal"/>
    </style:style>
    <style:style style:name="T28" style:family="text">
      <style:text-properties fo:language="en" fo:country="CA" fo:font-style="normal" officeooo:rsid="0036a1e6" style:language-asian="en" style:country-asian="CA" style:font-style-asian="normal"/>
    </style:style>
    <style:style style:name="T29" style:family="text">
      <style:text-properties fo:language="en" fo:country="CA" fo:font-style="normal" officeooo:rsid="0039b66d" style:language-asian="en" style:country-asian="CA" style:font-style-asian="normal"/>
    </style:style>
    <style:style style:name="T30" style:family="text">
      <style:text-properties fo:language="en" fo:country="CA" fo:font-style="normal" officeooo:rsid="004b862a" style:language-asian="en" style:country-asian="CA" style:font-style-asian="normal"/>
    </style:style>
    <style:style style:name="T31" style:family="text">
      <style:text-properties fo:language="en" fo:country="CA" fo:font-style="normal" officeooo:rsid="004e353e" style:language-asian="en" style:country-asian="CA" style:font-style-asian="normal"/>
    </style:style>
    <style:style style:name="T32" style:family="text">
      <style:text-properties fo:language="en" fo:country="CA" fo:font-style="normal" officeooo:rsid="004f317d" style:language-asian="en" style:country-asian="CA" style:font-style-asian="normal"/>
    </style:style>
    <style:style style:name="T33" style:family="text">
      <style:text-properties fo:language="en" fo:country="CA" officeooo:rsid="004e353e" style:language-asian="en" style:country-asian="CA" style:font-style-complex="italic"/>
    </style:style>
    <style:style style:name="T34" style:family="text">
      <style:text-properties fo:language="en" fo:country="CA" officeooo:rsid="004f317d" style:language-asian="en" style:country-asian="CA" style:font-style-complex="italic"/>
    </style:style>
    <style:style style:name="T35" style:family="text">
      <style:text-properties officeooo:rsid="003cd861"/>
    </style:style>
    <style:style style:name="T36" style:family="text">
      <style:text-properties style:font-style-complex="italic"/>
    </style:style>
    <style:style style:name="T37" style:family="text">
      <style:text-properties officeooo:rsid="0048afea" style:font-style-complex="italic"/>
    </style:style>
    <style:style style:name="T38" style:family="text">
      <style:text-properties officeooo:rsid="004e353e" style:font-style-complex="italic"/>
    </style:style>
    <style:style style:name="T39" style:family="text">
      <style:text-properties officeooo:rsid="004f317d" style:font-style-complex="italic"/>
    </style:style>
    <style:style style:name="T40" style:family="text">
      <style:text-properties officeooo:rsid="004242b3"/>
    </style:style>
    <style:style style:name="T41" style:family="text">
      <style:text-properties officeooo:rsid="0044e34b"/>
    </style:style>
    <style:style style:name="T42" style:family="text">
      <style:text-properties officeooo:rsid="004b862a"/>
    </style:style>
    <style:style style:name="T43" style:family="text">
      <style:text-properties officeooo:rsid="004e5204"/>
    </style:style>
    <style:style style:name="T44" style:family="text">
      <style:text-properties officeooo:rsid="004ee9df"/>
    </style:style>
    <style:style style:name="T45" style:family="text">
      <style:text-properties officeooo:rsid="004c99e1"/>
    </style:style>
    <style:style style:name="T46" style:family="text">
      <style:text-properties officeooo:rsid="004f31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5">Glossaire</text:p>
      <text:p text:style-name="P58">pour</text:p>
      <text:p text:style-name="P4">Extraction d'Image CTEC</text:p>
      <text:p text:style-name="ByLine">Version 1.0<text:span text:style-name="T44">4</text:span></text:p>
      <text:p text:style-name="P6"><text:span text:style-name="T15">P</text:span>réparé par François-Guy Gallant</text:p>
      <text:p text:style-name="P6"><text:span text:style-name="T15">Projet </text:span>LOG-792 ÉTS, été 2016</text:p>
      <text:p text:style-name="P7">Dernière révision 2016-06-<text:span text:style-name="T44">21</text:span></text:p>
      <text:p text:style-name="P61"><text:bookmark-start text:name="_Toc416530762"/>Suivi des changements</text:p>
      <text:p text:style-name="P9"><text:span text:style-name="T16">*</text:span><text:span text:style-name="T17">A</text:span><text:span text:style-name="T16"> – Ajouté <text:s text:c="2"/></text:span><text:span text:style-name="T17">M</text:span><text:span text:style-name="T16"> – Modifié <text:s text:c="3"/></text:span><text:span text:style-name="T17">S</text:span><text:span text:style-name="T16"> – Supprimé</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NUMÉRO</text:p>
            <text:p text:style-name="P8">DE VERSION</text:p>
          </table:table-cell>
          <table:table-cell table:style-name="Table1.B1" office:value-type="string">
            <text:p text:style-name="P8">DATE</text:p>
            <text:p text:style-name="P8">aaaa-mm-jj</text:p>
          </table:table-cell>
          <table:table-cell table:style-name="Table1.B1" office:value-type="string">
            <text:p text:style-name="P8">NUMÉRO DE FIGURE, TABLE OU SECTION</text:p>
          </table:table-cell>
          <table:table-cell table:style-name="Table1.B1" office:value-type="string">
            <text:p text:style-name="P8">A*<text:line-break/>M<text:line-break/>S</text:p>
          </table:table-cell>
          <table:table-cell table:style-name="Table1.E1" office:value-type="string">
            <text:p text:style-name="P8">BRÈVE DESCRIPTION</text:p>
            <text:p text:style-name="P8">DU CHANGEMENT</text:p>
          </table:table-cell>
        </table:table-row>
        <table:table-row table:style-name="Table1.1">
          <table:table-cell table:style-name="Table1.A2" office:value-type="string">
            <text:p text:style-name="P25">1.0<text:span text:style-name="T18">0</text:span></text:p>
          </table:table-cell>
          <table:table-cell table:style-name="Table1.B2" office:value-type="string">
            <text:p text:style-name="P12">2016-<text:span text:style-name="T19">06-08</text:span></text:p>
          </table:table-cell>
          <table:table-cell table:style-name="Table1.B2" office:value-type="string">
            <text:p text:style-name="P14">Créé document, <text:span text:style-name="T35">ajouté</text:span> quelques définitions</text:p>
          </table:table-cell>
          <table:table-cell table:style-name="Table1.B2" office:value-type="string">
            <text:p text:style-name="P29">A*</text:p>
          </table:table-cell>
          <table:table-cell table:style-name="Table1.E2" office:value-type="string">
            <text:p text:style-name="P26">Définitions:</text:p>
            <text:p text:style-name="P14">CTEC</text:p>
            <text:p text:style-name="P14">Extraction</text:p>
            <text:p text:style-name="P14">Extraction d'Image</text:p>
            <text:p text:style-name="P14">Librarie</text:p>
          </table:table-cell>
        </table:table-row>
        <table:table-row table:style-name="Table1.1">
          <table:table-cell table:style-name="Table1.A3" office:value-type="string">
            <text:p text:style-name="P15">1.01</text:p>
          </table:table-cell>
          <table:table-cell table:style-name="Table1.B3" office:value-type="string">
            <text:p text:style-name="P15">2016-06-08</text:p>
          </table:table-cell>
          <table:table-cell table:style-name="Table1.B3" office:value-type="string">
            <text:p text:style-name="P16">Ajouté quelques définitions</text:p>
          </table:table-cell>
          <table:table-cell table:style-name="Table1.B3" office:value-type="string">
            <text:p text:style-name="P15">A*</text:p>
          </table:table-cell>
          <table:table-cell table:style-name="Table1.E3" office:value-type="string">
            <text:p text:style-name="P27">Définitions:</text:p>
            <text:p text:style-name="P16"><text:span text:style-name="T40">Document, </text:span>Item, Lot, Transaction</text:p>
          </table:table-cell>
        </table:table-row>
        <table:table-row table:style-name="Table1.1">
          <table:table-cell table:style-name="Table1.A3" office:value-type="string">
            <text:p text:style-name="P15">1.0<text:span text:style-name="T41">2</text:span></text:p>
          </table:table-cell>
          <table:table-cell table:style-name="Table1.B3" office:value-type="string">
            <text:p text:style-name="P15">2016-06-0<text:span text:style-name="T41">9</text:span></text:p>
          </table:table-cell>
          <table:table-cell table:style-name="Table1.B3" office:value-type="string">
            <text:p text:style-name="P16">Ajouté quelques définitions</text:p>
          </table:table-cell>
          <table:table-cell table:style-name="Table1.B3" office:value-type="string">
            <text:p text:style-name="P15">A*</text:p>
          </table:table-cell>
          <table:table-cell table:style-name="Table1.E3" office:value-type="string">
            <text:p text:style-name="P27">Définitions:</text:p>
            <text:p text:style-name="P19">Client</text:p>
            <text:p text:style-name="P19">Opérateur</text:p>
            <text:p text:style-name="P18">PaymentPost</text:p>
            <text:p text:style-name="P17">S.T.</text:p>
          </table:table-cell>
        </table:table-row>
        <table:table-row table:style-name="Table1.1">
          <table:table-cell table:style-name="Table1.A3" office:value-type="string">
            <text:p text:style-name="P20">1.03</text:p>
          </table:table-cell>
          <table:table-cell table:style-name="Table1.B3" office:value-type="string">
            <text:p text:style-name="P20">2016-06-10</text:p>
          </table:table-cell>
          <table:table-cell table:style-name="Table1.B3" office:value-type="string">
            <text:p text:style-name="P21"><text:span text:style-name="T43">Précisé</text:span> les versions anglaises de certains termes CTEC, <text:span text:style-name="T43">qui sont utilisés dans la base de données et le code</text:span></text:p>
          </table:table-cell>
          <table:table-cell table:style-name="Table1.B3" office:value-type="string">
            <text:p text:style-name="P20">M</text:p>
          </table:table-cell>
          <table:table-cell table:style-name="Table1.E3" office:value-type="string">
            <text:p text:style-name="P27">Définitions:</text:p>
            <text:p text:style-name="P19">Client</text:p>
            <text:p text:style-name="P21">Item</text:p>
            <text:p text:style-name="P21">Lot</text:p>
            <text:p text:style-name="P21">Transaction</text:p>
          </table:table-cell>
        </table:table-row>
        <table:table-row table:style-name="Table1.1">
          <table:table-cell table:style-name="Table1.A3" office:value-type="string">
            <text:p text:style-name="P22">1.04</text:p>
          </table:table-cell>
          <table:table-cell table:style-name="Table1.B3" office:value-type="string">
            <text:p text:style-name="P22">2016-06-21</text:p>
          </table:table-cell>
          <table:table-cell table:style-name="Table1.B3" office:value-type="string">
            <text:p text:style-name="P23">Ajouté des termes liés à la configuration de l'extraction d'image</text:p>
          </table:table-cell>
          <table:table-cell table:style-name="Table1.B3" office:value-type="string">
            <text:p text:style-name="P11"/>
          </table:table-cell>
          <table:table-cell table:style-name="Table1.E3" office:value-type="string">
            <text:p text:style-name="P28">Définitions:</text:p>
            <text:p text:style-name="P23"><text:span text:style-name="T46">CLF</text:span> (fichier)<text:line-break/><text:span text:style-name="T45">CSV </text:span>(<text:span text:style-name="T45">fichier</text:span>)</text:p>
            <text:p text:style-name="P24">Fichier accompagnateur</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3"/>
          </table:table-cell>
          <table:table-cell table:style-name="Table1.B3" office:value-type="string">
            <text:p text:style-name="P11"/>
          </table:table-cell>
          <table:table-cell table:style-name="Table1.E3" office:value-type="string">
            <text:p text:style-name="P13"/>
          </table:table-cell>
        </table:table-row>
        <table:table-row table:style-name="Table1.1">
          <table:table-cell table:style-name="Table1.A8" office:value-type="string">
            <text:p text:style-name="P11"/>
          </table:table-cell>
          <table:table-cell table:style-name="Table1.B8" office:value-type="string">
            <text:p text:style-name="P11"/>
          </table:table-cell>
          <table:table-cell table:style-name="Table1.B8" office:value-type="string">
            <text:p text:style-name="P13"/>
          </table:table-cell>
          <table:table-cell table:style-name="Table1.B8" office:value-type="string">
            <text:p text:style-name="P11"/>
          </table:table-cell>
          <table:table-cell table:style-name="Table1.E8" office:value-type="string">
            <text:p text:style-name="P13"/>
          </table:table-cell>
        </table:table-row>
      </table:table>
      <text:h text:style-name="P67" text:outline-level="1"><text:bookmark-end text:name="_Toc416530762"/><text:bookmark text:name="_Toc356192832"/></text:h>
      <text:p text:style-name="P69">CLF (fichier)</text:p>
      <text:p text:style-name="P62">CLF signifie Champs à longueur fixe, un terme inventé pour CTEC. On utilise cette définition dans le contexte d'un fichier accompagnateur dans une Extraction d'Image. Un fichier CLF a caractéritsiques suivantes:</text:p>
      <text:list xml:id="list7373630228403975226" text:style-name="L1">
        <text:list-item>
          <text:p text:style-name="P63">Une seule section, composée de plusieurs lignes suivant toutes le même format;</text:p>
        </text:list-item>
        <text:list-item>
          <text:p text:style-name="P63">Chaque ligne peut contenir plusieurs champs un à la suite de l'autre, dans un ordre établi;</text:p>
        </text:list-item>
        <text:list-item>
          <text:p text:style-name="P63">Chaque champ peut avoir une longueur fixe et un rembourrage gauche avec un caractère particulier – par example, un montant de 80.00 rembourré à gauche avec des zéros jusqu'à une longueur de 10 s'écrit “0000080.00”.</text:p>
        </text:list-item>
      </text:list>
      <text:p text:style-name="P64"/>
      <text:p text:style-name="P60">C<text:span text:style-name="T42">lient</text:span></text:p>
      <text:p text:style-name="P56"><text:span text:style-name="T30">Compagnie qui envoie des documents à CTEC pour numérisation, et espère des fichiers bancaires, données ou image en retour. Plusieurs demandent des Extractions d'Image ou en demanderont dans le futur. </text:span><text:span text:style-name="T31">Les clients s'appellent des </text:span><text:span text:style-name="T33">Statement</text:span><text:span text:style-name="T31"> en anglais.</text:span></text:p>
      <text:p text:style-name="P56"><text:span text:style-name="T28"><text:line-break/></text:span><text:span text:style-name="T25">CSV (fichier)</text:span></text:p>
      <text:p text:style-name="P56"><text:span text:style-name="T32">CLF signifie </text:span><text:span text:style-name="T34">comma-separated values </text:span><text:span text:style-name="T32">(valeurs séparées par virgule), un terme utilisé et connu dans le monde de l'informatique. On utilise cette définition dans le contexte d'un fichier accompagnateur dans une Extraction d'Image. Un fichier CSV a caractéritsiques suivantes:</text:span></text:p>
      <text:list xml:id="list185936216374970" text:continue-numbering="true" text:style-name="L1">
        <text:list-item>
          <text:p text:style-name="P63">Une seule section, composée de plusieurs lignes suivant toutes le même format;</text:p>
        </text:list-item>
        <text:list-item>
          <text:p text:style-name="P63">Chaque ligne peut contenir plusieurs champs un à la suite de l'autre, dans un ordre établi;</text:p>
        </text:list-item>
        <text:list-item>
          <text:p text:style-name="P63">Chaque champ est séparé par un caractère, par défaut une virgule, mais pourrait être un espace, tabulation, ligne verticale etc. au choix;</text:p>
        </text:list-item>
        <text:list-item>
          <text:p text:style-name="P63">Un fichier CSV peut contenir une en-tête dans le même format que les autres lignes, listant cette fois la description de chaque champ plutôt qu'une valeur.</text:p>
          <text:p text:style-name="P63"/>
        </text:list-item>
      </text:list>
      <text:p text:style-name="P59">CTEC</text:p>
      <text:p text:style-name="P54"><text:span text:style-name="T27">C</text:span><text:span text:style-name="T28">ompagnie </text:span><text:span text:style-name="T29">qui numérise des documents pour le compte de d'autres compagnies </text:span><text:span text:style-name="T30">(clients)</text:span><text:span text:style-name="T29"> et envoie des fichiers Extraction et Extraction d'Image</text:span><text:span text:style-name="T28">.<text:line-break/></text:span></text:p>
      <text:p text:style-name="P55"><text:span text:style-name="T21">D</text:span><text:span text:style-name="T20">ocument</text:span></text:p>
      <text:p text:style-name="P55"><text:span text:style-name="T28">N</text:span><text:span text:style-name="T26">'importe quel document numérisé; en général, il s'agit de factures avec chèques associés.</text:span></text:p>
      <text:p text:style-name="P54"><text:span text:style-name="T28"><text:line-break/></text:span><text:span text:style-name="T21">Extraction</text:span></text:p>
      <text:p text:style-name="P30"><text:span text:style-name="T5">Fichier texte contenant des données client. Ces données sont la plupart du temps en fichier texte, avec toutes les données relatives à une facture et un chèque contaténées dans une ligne, par exemple numéro de chèque, numéro de compte, montant payé, etc. Souvent les champs sont accédés selon la position (ex. </text:span><text:span text:style-name="T6">Champ montant en positions 34 à 41), et contiennent des lignes de format différent pour une en-tête, les détails de transaction et un bas de page.</text:span></text:p>
      <text:p text:style-name="P40"/>
      <text:p text:style-name="P48">Extraction d'Image</text:p>
      <text:p text:style-name="P32"><text:span text:style-name="T5">Fichier ou groupe de fichier</text:span><text:span text:style-name="T6">s</text:span><text:span text:style-name="T5"> comprenant </text:span><text:span text:style-name="T6">des images, </text:span><text:span text:style-name="T9">pouvant </text:span><text:span text:style-name="T14">être organisé en archives et </text:span><text:span text:style-name="T9">être accompagné d'un fichier </text:span><text:span text:style-name="T14">accompagnateur (voir </text:span><text:span text:style-name="T39">fichier accompagnateur</text:span><text:span text:style-name="T14">)</text:span><text:span text:style-name="T5">. </text:span><text:span text:style-name="T7">Créer, lire et configurer la création des Extraction d'Image sont le but du projet.</text:span></text:p>
      <text:p text:style-name="P65"/>
      <text:p text:style-name="P57"><text:span text:style-name="T21">F</text:span><text:span text:style-name="T20">ichier accompagnateur</text:span></text:p>
      <text:p text:style-name="P39"><text:span text:style-name="T7">F</text:span><text:span text:style-name="T5">ichier texte qui peut accompagner une Extraction d'Image. </text:span><text:span text:style-name="T9">Ce</text:span><text:span text:style-name="T6"> fichier de données </text:span><text:span text:style-name="T9">peut lier</text:span><text:span text:style-name="T6"> un numéro de compte à une image qui a été extraite, par exemple par le nom de fichier, </text:span><text:span text:style-name="T9">taille du fichier, etc</text:span><text:span text:style-name="T6">. </text:span><text:span text:style-name="T5">Une Extraction d'Image contient soit zéro ou un fichier accompagnateur.</text:span></text:p>
      <text:p text:style-name="P65"/>
      <text:p text:style-name="P57"><text:span text:style-name="T21">F</text:span><text:span text:style-name="T20">ichier CLF</text:span></text:p>
      <text:p text:style-name="P39"><text:span text:style-name="T6">V</text:span><text:span text:style-name="T5">oir </text:span><text:span text:style-name="T36">CLF (fichier)</text:span><text:span text:style-name="T5">.</text:span></text:p>
      <text:p text:style-name="P66"><text:soft-page-break/><text:line-break/></text:p>
      <text:p text:style-name="P57"><text:span text:style-name="T21">F</text:span><text:span text:style-name="T20">ichier CSV</text:span></text:p>
      <text:p text:style-name="P39"><text:span text:style-name="T6">V</text:span><text:span text:style-name="T5">oir </text:span><text:span text:style-name="T36">CSV (fichier)</text:span><text:span text:style-name="T5">.</text:span></text:p>
      <text:p text:style-name="P66"/>
      <text:p text:style-name="P34"><text:span text:style-name="T24">I</text:span><text:span text:style-name="T22">tem</text:span></text:p>
      <text:p text:style-name="P37"><text:span text:style-name="T5">Entité reliée à la numérisation de documents. Chaque document numérisé est un </text:span><text:span text:style-name="T12">item</text:span><text:span text:style-name="T5">; les items associés à un même numéro de compte / paiement de factures </text:span><text:span text:style-name="T8">forment</text:span><text:span text:style-name="T5"> une </text:span><text:span text:style-name="T12">transaction </text:span><text:span text:style-name="T11">(en anglais </text:span><text:span text:style-name="T13">transaction, </text:span><text:span text:style-name="T11">ou </text:span><text:span text:style-name="T13">matched payment</text:span><text:span text:style-name="T11">)</text:span><text:span text:style-name="T5">; un ensemble de transactions est un </text:span><text:span text:style-name="T12">lot </text:span><text:span text:style-name="T11">(en anglais </text:span><text:span text:style-name="T13">batch</text:span><text:span text:style-name="T11">)</text:span><text:span text:style-name="T5">.</text:span></text:p>
      <text:p text:style-name="P31"><text:span text:style-name="T6"><text:line-break/></text:span><text:span text:style-name="T23">Librarie, ou Librarie E</text:span><text:span text:style-name="T22">xtraction d'Image</text:span></text:p>
      <text:p text:style-name="P33"><text:span text:style-name="T6">F</text:span><text:span text:style-name="T5">ichier DLL qui contiendra la grande majorité du code servant à créer les Extractions d'Image, ainsi qu'une partie du code qui servira à faire la lecture.</text:span></text:p>
      <text:p text:style-name="P41"/>
      <text:p text:style-name="P49">Lot</text:p>
      <text:p text:style-name="P35"><text:span text:style-name="T5">Entité reliée à la numérisation de documents. Chaque document numérisé est un </text:span><text:span text:style-name="T36">item</text:span><text:span text:style-name="T5">; les items associés à un même numéro de compte / paiement de factures </text:span><text:span text:style-name="T8">forment</text:span><text:span text:style-name="T5"> une </text:span><text:span text:style-name="T36">transaction </text:span><text:span text:style-name="T11">(en anglais </text:span><text:span text:style-name="T38">transaction, </text:span><text:span text:style-name="T11">ou </text:span><text:span text:style-name="T38">matched payment</text:span><text:span text:style-name="T11">)</text:span><text:span text:style-name="T5">; un ensemble de transactions est un </text:span><text:span text:style-name="T36">lot </text:span><text:span text:style-name="T11">(en anglais </text:span><text:span text:style-name="T38">batch</text:span><text:span text:style-name="T11">)</text:span><text:span text:style-name="T5">.</text:span></text:p>
      <text:p text:style-name="P46"/>
      <text:p text:style-name="P53">Opérateur</text:p>
      <text:p text:style-name="P36"><text:span text:style-name="T10">Un opérateur est, de manière vague, un employé qui travaille avec le système. Les opérateurs peuvent s'occupper de support client, configuration client et tests, mais </text:span><text:span text:style-name="T37">de facto</text:span><text:span text:style-name="T10">, certains <text:s/>font des tâches plus que d'autres selon leurs compétences et expérience. Ainsi, les opérateurs ont été séparés en “Opérateur (configuration)” et “Opérateur (tests)” dans les autres documents.</text:span></text:p>
      <text:p text:style-name="P47"/>
      <text:p text:style-name="P50">PaymentPost</text:p>
      <text:p text:style-name="P42">Système avec laquel on numérise des documents. Vers la fin du processus, lorsque une ou plusieurs l'Extraction d'Images sont configurées pour un client, ce système appellera notre librairie afin de générer les fichiers image et données requis.</text:p>
      <text:p text:style-name="P41"/>
      <text:p text:style-name="P52">S.T.</text:p>
      <text:p text:style-name="P43">Interface utilisée pour faire diverses configurations pour des clients. L'interface de configuration pour Extraction d'Image va s'y rattacher.</text:p>
      <text:p text:style-name="P44"/>
      <text:p text:style-name="P38"><text:span text:style-name="T24">T</text:span><text:span text:style-name="T22">ransaction</text:span></text:p>
      <text:p text:style-name="P37"><text:span text:style-name="T5">Entité reliée à la numérisation de documents. Chaque document numérisé est un </text:span><text:span text:style-name="T12">item</text:span><text:span text:style-name="T5">; les items associés à un même numéro de compte / paiement de factures </text:span><text:span text:style-name="T8">forment</text:span><text:span text:style-name="T5"> une </text:span><text:span text:style-name="T12">transaction </text:span><text:span text:style-name="T11">(en anglais </text:span><text:span text:style-name="T13">transaction, </text:span><text:span text:style-name="T11">ou </text:span><text:span text:style-name="T13">matched payment</text:span><text:span text:style-name="T11">)</text:span><text:span text:style-name="T5">; un ensemble de transactions est un </text:span><text:span text:style-name="T12">lot </text:span><text:span text:style-name="T11">(en anglais </text:span><text:span text:style-name="T13">batch</text:span><text:span text:style-name="T11">)</text:span><text:span text:style-name="T5">.</text:span></text:p>
      <text:p text:style-name="P45"/>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Word" style:family="paragraph" style:parent-style-name="Standard">
      <style:text-properties fo:language="en" fo:country="CA" fo:font-style="italic" style:language-asian="en" style:country-asian="CA" style:font-style-asian="italic"/>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66</meta:editing-cycles>
    <meta:print-date>1998-11-29T20:04:00</meta:print-date>
    <meta:creation-date>2013-04-01T18:41:00</meta:creation-date>
    <dc:date>2016-06-21T18:59:34.920000000</dc:date>
    <meta:editing-duration>PT6H2M47S</meta:editing-duration>
    <meta:generator>LibreOffice/5.0.1.2$Windows_x86 LibreOffice_project/81898c9f5c0d43f3473ba111d7b351050be20261</meta:generator>
    <meta:document-statistic meta:table-count="1" meta:image-count="0" meta:object-count="0" meta:page-count="4" meta:paragraph-count="104" meta:word-count="947" meta:character-count="6121" meta:non-whitespace-character-count="5267"/>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